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lass name:</text:span> AlliesGraph</text:p>
      <text:p text:style-name="Standard"><text:span text:style-name="T1">Purpose/Description:</text:span><text:span text:style-name="T2"> Essentially an extension of the graph class from the warm-up exercise. Used to deal with the “basic” functions of a graph: tracking nodes (adding, returning, counting, etc), counting edges (though edges are 'held' by the vertices), etc. Tailored to this data by using State as vertex, Dispute as the generator of edge relationships, bookkeeping in the form of pairing integer ids to string state names. Also holds the subgraph egonets for each state, which will be used is part 2.</text:span></text:p>
      <text:p text:style-name="Standard"/>
      <text:p text:style-name="Standard"><text:span text:style-name="T1">Class name:</text:span> State</text:p>
      <text:p text:style-name="Standard"><text:span text:style-name="T1">Purpose/Description:</text:span><text:span text:style-name="T2"> Essentially an extension of GraphVertex from earlier assignment. Structure holds the specifics of each political entity: name, integer id, abbreviation code. Stores edges (ally relationships) in a HashMap, and enemies (states which have been opposed in military disputes) though I don't think I'll need this information. I included it as I built the structure, in case I do for part 2.</text:span></text:p>
      <text:p text:style-name="Standard"/>
      <text:p text:style-name="Standard"><text:span text:style-name="T1">Class name:</text:span> Dispute</text:p>
      <text:p text:style-name="Standard"><text:span text:style-name="T1">Purpose/Description:</text:span><text:span text:style-name="T2"> This data structure was created to help in parsing the data. Each dispute is numbered, but listed in the data by state. So each dispute has at least two lines of data, and many of them had many more, as each ally on each side of the dispute has it's own line in the data. This class allowed me to generate lists of allies, one at a time, and therefore have complete lists of allies in the end, without knowing in advance how many states were involved. Has two ArrayLists of States, one for each side of the dispute.</text:span></text:p>
      <text:p text:style-name="Standard"/>
      <text:p text:style-name="Standard"><text:span text:style-name="T1">Class name:</text:span> Parser</text:p>
      <text:p text:style-name="Standard"><text:span text:style-name="T1">Purpose/Description: </text:span><text:span text:style-name="T2">Utility class, to take data from the Correlates of War Project, in CSV form, and extract the details needed. Deals with two different files: first a list of all states in the data, which is used to create the vertices of the graph. Second, the disputes themselves, which is used to created the edges.</text:span></text:p>
      <text:p text:style-name="Standard"/>
      <text:p text:style-name="P1">Overall Design Justification:</text:p>
      <text:p text:style-name="P1"><text:span text:style-name="T2">Though in earlier assignments I did not find it necessary to create Edge classes, just track them in the Vertex, in this case, I did, sort of. Regarding the graph proper, the States are indeed tracking their own edges, as I have done in the past. But the use of the Dispute class made the creation of those Edge-lists much simpler. Otherwise, overall structure is very straight forward: one class for vertices (State), one class to parse the data and create the vertices (Parser), one class to aid in generating the edges (Dispute), and one class to rule them all (AlliesGrap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Overman</meta:initial-creator>
    <meta:creation-date>2016-09-26T09:52:32.89</meta:creation-date>
    <dc:date>2016-09-26T10:18:12.33</dc:date>
    <dc:creator>Michael Overman</dc:creator>
    <meta:editing-duration>PT25M38S</meta:editing-duration>
    <meta:editing-cycles>2</meta:editing-cycles>
    <meta:generator>OpenOffice/4.1.2$Win32 OpenOffice.org_project/412m3$Build-9782</meta:generator>
    <meta:document-statistic meta:table-count="0" meta:image-count="0" meta:object-count="0" meta:page-count="1" meta:paragraph-count="10" meta:word-count="414" meta:character-count="2448"/>
  </office:meta>
</office:document-meta>
</file>